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80000000AACDF88D06E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8cm" svg:height="8.401cm" svg:x="0cm" svg:y="0cm">
          <draw:image xlink:href="Pictures/100000010000080000000AACDF88D06E.png" xlink:type="simple" xlink:show="embed" xlink:actuate="onLoad" draw:mime-type="image/png">
            <text:p/>
          </draw:image>
        </draw:frame>
        <draw:polygon draw:style-name="gr2" draw:text-style-name="P2" draw:layer="layout" svg:width="6.886cm" svg:height="5.182cm" svg:x="-0.256cm" svg:y="4.904cm" svg:viewBox="0 0 6887 5183" draw:points="70,5136 0,701 6817,0 6887,5183">
          <text:p text:style-name="P1"><text:span text:style-name="T1">Behalte deinen</text:span></text:p>
          <text:p text:style-name="P1"><text:span text:style-name="T1">Fortschritt</text:span></text:p>
          <text:p text:style-name="P1"><text:span text:style-name="T1">im Überblick</text:span></text:p>
          <text:p text:style-name="P1"><text:span text:style-name="T2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8.4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6M16S</meta:editing-duration>
    <meta:editing-cycles>9</meta:editing-cycles>
    <meta:generator>LibreOffice/24.2.3.2$MacOSX_AARCH64 LibreOffice_project/433d9c2ded56988e8a90e6b2e771ee4e6a5ab2ba</meta:generator>
    <meta:initial-creator>Andreas Schwenk</meta:initial-creator>
    <dc:date>2024-09-08T09:30:16.926624162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